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4.32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6.9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826cm" svg:height="0.762cm" svg:x="4.694cm" svg:y="2.397cm">
          <text:p text:style-name="P1">value: 1 next: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81cm" svg:height="0.762cm" svg:x="11.394cm" svg:y="2.397cm">
          <text:p text:style-name="P1">value: 2 next: undefined</text:p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1.45cm" svg:height="0.962cm" svg:x="1.397cm" svg:y="2.31cm">
          <draw:text-box>
            <text:p>link</text:p>
          </draw:text-box>
        </draw:frame>
        <draw:connector draw:style-name="gr4" draw:text-style-name="P2" draw:layer="layout" draw:type="line" svg:x1="2.847cm" svg:y1="2.791cm" svg:x2="4.694cm" svg:y2="2.778cm" draw:start-shape="id1" draw:start-glue-point="1" draw:end-shape="id2" draw:end-glue-point="3" svg:d="M2847 2791l1847-13" svg:viewBox="0 0 1848 14">
          <text:p/>
        </draw:connector>
        <draw:line draw:style-name="gr4" draw:text-style-name="P2" draw:layer="layout" svg:x1="9.128cm" svg:y1="2.778cm" svg:x2="11.414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ax </meta:initial-creator>
    <meta:creation-date>2016-02-06T21:21:12.466985320</meta:creation-date>
    <dc:date>2016-02-06T21:25:13.218952735</dc:date>
    <dc:creator>forax </dc:creator>
    <meta:editing-duration>PT4M</meta:editing-duration>
    <meta:editing-cycles>1</meta:editing-cycles>
    <meta:document-statistic meta:object-count="5"/>
    <meta:generator>LibreOffice/5.0.4.2$Linux_X86_64 LibreOffice_project/00$Build-2</meta:generator>
  </office:meta>
</office:document-meta>
</file>